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5cm" fo:min-width="4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1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2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5cm" fo:min-width="7cm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4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58cm" fo:min-width="4.75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4.5cm" svg:x="14.25cm" svg:y="1cm">
          <text:p text:style-name="P1">$GOROOT</text:p>
          <text:p text:style-name="P1">System libs</text:p>
          <text:p text:style-name="P1">compi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0.5cm" svg:height="3.5cm" svg:x="1.25cm" svg:y="1cm">
          <text:p text:style-name="P1">Workspace or $GOPATH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5cm" svg:height="2.25cm" svg:x="1.25cm" svg:y="6cm">
          <text:p text:style-name="P1">bi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5cm" svg:height="2.25cm" svg:x="5.25cm" svg:y="6cm">
          <text:p text:style-name="P1">pkg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75cm" svg:height="2.25cm" svg:x="10cm" svg:y="6cm">
          <text:p text:style-name="P1">src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5cm" svg:height="3.75cm" svg:x="1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5cm" svg:height="2.25cm" svg:x="13.75cm" svg:y="10cm">
          <text:p text:style-name="P1">dullproj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.5cm" svg:y1="4.5cm" svg:x2="2.5cm" svg:y2="6cm" draw:start-shape="id1" draw:start-glue-point="2" draw:end-shape="id2" draw:end-glue-point="0" svg:d="M6500 4500v750h-4000v750" svg:viewBox="0 0 4001 1501">
          <text:p/>
        </draw:connector>
        <draw:connector draw:style-name="gr7" draw:text-style-name="P2" draw:layer="layout" svg:x1="6.5cm" svg:y1="4.5cm" svg:x2="6.5cm" svg:y2="6cm" draw:start-shape="id1" draw:start-glue-point="2" draw:end-shape="id3" draw:end-glue-point="0" svg:d="M6500 4500v1500" svg:viewBox="0 0 1 1501">
          <text:p/>
        </draw:connector>
        <draw:connector draw:style-name="gr7" draw:text-style-name="P2" draw:layer="layout" svg:x1="6.5cm" svg:y1="4.5cm" svg:x2="11.375cm" svg:y2="6cm" draw:start-shape="id1" draw:start-glue-point="2" draw:end-shape="id4" draw:end-glue-point="0" svg:d="M6500 4500v750h4875v750" svg:viewBox="0 0 4876 1501">
          <text:p/>
        </draw:connector>
        <draw:custom-shape draw:style-name="gr8" draw:text-style-name="P1" xml:id="id5" draw:id="id5" draw:layer="layout" svg:width="4.5cm" svg:height="3cm" svg:x="4.5cm" svg:y="10cm">
          <text:p text:style-name="P1">Supercool</text:p>
          <text:p text:style-name="P1">library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.375cm" svg:y1="8.25cm" svg:x2="6.75cm" svg:y2="10cm" draw:start-shape="id4" draw:start-glue-point="2" draw:end-shape="id5" draw:end-glue-point="0" svg:d="M11375 8250v875h-4625v875" svg:viewBox="0 0 4626 1751">
          <text:p/>
        </draw:connector>
        <draw:connector draw:style-name="gr7" draw:text-style-name="P2" draw:layer="layout" svg:x1="11.375cm" svg:y1="8.25cm" svg:x2="16cm" svg:y2="10cm" draw:start-shape="id4" draw:start-glue-point="2" draw:end-shape="id6" draw:end-glue-point="0" svg:d="M11375 8250v875h4625v875" svg:viewBox="0 0 4626 1751">
          <text:p/>
        </draw:connector>
        <draw:custom-shape draw:style-name="gr9" draw:text-style-name="P1" xml:id="id7" draw:id="id7" draw:layer="layout" svg:width="4.25cm" svg:height="1.75cm" svg:x="7.25cm" svg:y="14.75cm">
          <text:p text:style-name="P1">other.go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5.251cm" svg:height="1.808cm" draw:transform="skewX (0.00715584993317675) rotate (0.00715584993317675) translate (1.499cm 14.788cm)">
          <text:p text:style-name="P1">something.go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.75cm" svg:y1="13cm" svg:x2="9.375cm" svg:y2="14.75cm" draw:start-shape="id5" draw:start-glue-point="2" draw:end-shape="id7" draw:end-glue-point="0" svg:d="M6750 13000v875h2625v875" svg:viewBox="0 0 2626 1751">
          <text:p/>
        </draw:connector>
        <draw:connector draw:style-name="gr7" draw:text-style-name="P2" draw:layer="layout" svg:x1="6.75cm" svg:y1="13cm" svg:x2="4.124cm" svg:y2="14.769cm" draw:start-shape="id5" draw:start-glue-point="2" draw:end-shape="id8" draw:end-glue-point="0" svg:d="M6750 13000v875h-2626v894" svg:viewBox="0 0 2627 1770">
          <text:p/>
        </draw:connector>
        <draw:custom-shape draw:style-name="gr8" draw:text-style-name="P1" xml:id="id9" draw:id="id9" draw:layer="layout" svg:width="4.5cm" svg:height="3cm" svg:x="14cm" svg:y="14.25cm">
          <text:p text:style-name="P1">main.go</text:p>
          <text:p text:style-name="P1">- func main()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.25cm" svg:y1="14.25cm" svg:x2="16cm" svg:y2="12.25cm" draw:start-shape="id9" draw:start-glue-point="0" draw:end-shape="id6" draw:end-glue-point="2" svg:d="M16250 14250v-1000h-250v-1000" svg:viewBox="0 0 251 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b2b2b2" draw:opacity="6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6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2T14:34:22.320307290</meta:creation-date>
    <dc:date>2021-09-17T15:04:37.701824241</dc:date>
    <meta:editing-duration>PT29M17S</meta:editing-duration>
    <meta:editing-cycles>4</meta:editing-cycles>
    <meta:generator>LibreOffice/7.2.0.4$Linux_X86_64 LibreOffice_project/20$Build-4</meta:generator>
    <meta:document-statistic meta:object-count="19"/>
  </office:meta>
</office:document-meta>
</file>